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2">
            <draw:frame draw:z-index="1" draw:id="id0" draw:style-name="a0" draw:name="Chart 1" svg:x="0.01042in" svg:y="0.17187in" svg:width="4.6875in" svg:height="1.9218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Sum of revenue_per_day</text:p>
          </table:table-cell>
          <table:table-cell office:value-type="string" table:style-name="ce6">
            <text:p>Column Labels</text:p>
          </table:table-cell>
          <table:table-cell table:number-columns-repeated="3" table:style-name="ce2"/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Row Labels</text:p>
          </table:table-cell>
          <table:table-cell office:value-type="string" table:style-name="ce2">
            <text:p>Astoria</text:p>
          </table:table-cell>
          <table:table-cell office:value-type="string" table:style-name="ce2">
            <text:p>Hell's Kitchen</text:p>
          </table:table-cell>
          <table:table-cell office:value-type="string" table:style-name="ce2">
            <text:p>Lower Manhattan</text:p>
          </table:table-cell>
          <table:table-cell office:value-type="string" table:style-name="ce2">
            <text:p>Grand Total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2">
            <text:p>Jan</text:p>
          </table:table-cell>
          <table:table-cell office:value-type="float" office:value="27313.660000000069" table:style-name="ce2">
            <text:p>27313.66</text:p>
          </table:table-cell>
          <table:table-cell office:value-type="float" office:value="27820.650000000031" table:style-name="ce2">
            <text:p>27820.65</text:p>
          </table:table-cell>
          <table:table-cell office:value-type="float" office:value="26543.43" table:style-name="ce2">
            <text:p>26543.43</text:p>
          </table:table-cell>
          <table:table-cell office:value-type="float" office:value="81677.740000000107" table:style-name="ce2">
            <text:p>81677.7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2">
            <text:p>Feb</text:p>
          </table:table-cell>
          <table:table-cell office:value-type="float" office:value="25105.340000000058" table:style-name="ce2">
            <text:p>25105.34</text:p>
          </table:table-cell>
          <table:table-cell office:value-type="float" office:value="25719.800000000017" table:style-name="ce2">
            <text:p>25719.8</text:p>
          </table:table-cell>
          <table:table-cell office:value-type="float" office:value="25320.05000000001" table:style-name="ce2">
            <text:p>25320.05</text:p>
          </table:table-cell>
          <table:table-cell office:value-type="float" office:value="76145.19000000009" table:style-name="ce2">
            <text:p>76145.19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2">
            <text:p>Mar</text:p>
          </table:table-cell>
          <table:table-cell office:value-type="float" office:value="32835.430000000022" table:style-name="ce2">
            <text:p>32835.43</text:p>
          </table:table-cell>
          <table:table-cell office:value-type="float" office:value="33110.569999999978" table:style-name="ce2">
            <text:p>33110.57</text:p>
          </table:table-cell>
          <table:table-cell office:value-type="float" office:value="32888.679999999986" table:style-name="ce2">
            <text:p>32888.68</text:p>
          </table:table-cell>
          <table:table-cell office:value-type="float" office:value="98834.68" table:style-name="ce2">
            <text:p>98834.6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2">
            <text:p>Apr</text:p>
          </table:table-cell>
          <table:table-cell office:value-type="float" office:value="39477.610000000008" table:style-name="ce2">
            <text:p>39477.61</text:p>
          </table:table-cell>
          <table:table-cell office:value-type="float" office:value="40304.14" table:style-name="ce2">
            <text:p>40304.14</text:p>
          </table:table-cell>
          <table:table-cell office:value-type="float" office:value="39159.329999999965" table:style-name="ce2">
            <text:p>39159.33</text:p>
          </table:table-cell>
          <table:table-cell office:value-type="float" office:value="118941.07999999996" table:style-name="ce2">
            <text:p>118941.0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2">
            <text:p>May</text:p>
          </table:table-cell>
          <table:table-cell office:value-type="float" office:value="52428.759999999995" table:style-name="ce2">
            <text:p>52428.76</text:p>
          </table:table-cell>
          <table:table-cell office:value-type="float" office:value="52598.929999999906" table:style-name="ce2">
            <text:p>52598.93</text:p>
          </table:table-cell>
          <table:table-cell office:value-type="float" office:value="51700.069999999942" table:style-name="ce2">
            <text:p>51700.07</text:p>
          </table:table-cell>
          <table:table-cell office:value-type="float" office:value="156727.75999999983" table:style-name="ce2">
            <text:p>156727.7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2">
            <text:p>Jun</text:p>
          </table:table-cell>
          <table:table-cell office:value-type="float" office:value="55083.109999999979" table:style-name="ce2">
            <text:p>55083.11</text:p>
          </table:table-cell>
          <table:table-cell office:value-type="float" office:value="56957.079999999922" table:style-name="ce2">
            <text:p>56957.08</text:p>
          </table:table-cell>
          <table:table-cell office:value-type="float" office:value="54445.689999999908" table:style-name="ce2">
            <text:p>54445.69</text:p>
          </table:table-cell>
          <table:table-cell office:value-type="float" office:value="166485.8799999998" table:style-name="ce2">
            <text:p>166485.8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2">
            <text:p>Grand Total</text:p>
          </table:table-cell>
          <table:table-cell office:value-type="float" office:value="232243.91000000015" table:style-name="ce2">
            <text:p>232243.91</text:p>
          </table:table-cell>
          <table:table-cell office:value-type="float" office:value="236511.16999999984" table:style-name="ce2">
            <text:p>236511.17</text:p>
          </table:table-cell>
          <table:table-cell office:value-type="float" office:value="230057.24999999983" table:style-name="ce2">
            <text:p>230057.25</text:p>
          </table:table-cell>
          <table:table-cell office:value-type="float" office:value="698812.32999999973" table:style-name="ce2">
            <text:p>698812.33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style-name="ce1"/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table:style-name="ce2">
            <draw:frame draw:z-index="2" draw:id="id1" draw:style-name="a1" draw:name="Chart 2" svg:x="0.04167in" svg:y="0.20833in" svg:width="7.33333in" svg:height="2.71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2">
          <table:table-cell/>
          <table:table-cell office:value-type="string" table:style-name="ce5">
            <text:p>Row Labels</text:p>
          </table:table-cell>
          <table:table-cell office:value-type="string" table:style-name="ce4">
            <text:p>Sum of revenue_per_day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Bakery</text:p>
          </table:table-cell>
          <table:table-cell office:value-type="float" office:value="82315.640000000014" table:style-name="ce2">
            <text:p>82315.6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Branded</text:p>
          </table:table-cell>
          <table:table-cell office:value-type="float" office:value="13607" table:style-name="ce2">
            <text:p>1360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Coffee</text:p>
          </table:table-cell>
          <table:table-cell office:value-type="float" office:value="269952.45000000077" table:style-name="ce2">
            <text:p>269952.45</text:p>
          </table:table-cell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Coffee beans</text:p>
          </table:table-cell>
          <table:table-cell office:value-type="float" office:value="40085.250000000007" table:style-name="ce2">
            <text:p>40085.25</text:p>
          </table:table-cell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Drinking Chocolate</text:p>
          </table:table-cell>
          <table:table-cell office:value-type="float" office:value="72416" table:style-name="ce2">
            <text:p>72416</text:p>
          </table:table-cell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Flavours</text:p>
          </table:table-cell>
          <table:table-cell office:value-type="float" office:value="8408.8000000000629" table:style-name="ce2">
            <text:p>8408.8</text:p>
          </table:table-cell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Loose Tea</text:p>
          </table:table-cell>
          <table:table-cell office:value-type="float" office:value="11213.600000000037" table:style-name="ce2">
            <text:p>11213.6</text:p>
          </table:table-cell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Packaged Chocolate</text:p>
          </table:table-cell>
          <table:table-cell office:value-type="float" office:value="4407.6399999999894" table:style-name="ce2">
            <text:p>4407.64</text:p>
          </table:table-cell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Tea</text:p>
          </table:table-cell>
          <table:table-cell office:value-type="float" office:value="196405.95000000115" table:style-name="ce2">
            <text:p>196405.95</text:p>
          </table:table-cell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Grand Total</text:p>
          </table:table-cell>
          <table:table-cell office:value-type="float" office:value="698812.33000000205" table:style-name="ce2">
            <text:p>698812.33</text:p>
          </table:table-cell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table:number-columns-repeated="2"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table:number-columns-repeated="2" table:style-name="ce1"/>
          <table:table-cell table:style-name="ce2">
            <draw:frame draw:z-index="3" draw:id="id2" draw:style-name="a2" draw:name="Chart 3" svg:x="0.01042in" svg:y="0.20312in" svg:width="7.16667in" svg:height="2.5156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number-rows-repeated="4" table:style-name="ro1">
          <table:table-cell/>
          <table:table-cell table:number-columns-repeated="2"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5">
            <text:p>Row Labels</text:p>
          </table:table-cell>
          <table:table-cell office:value-type="string" table:style-name="ce1">
            <text:p>Sum of revenue_per_day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Astoria</text:p>
          </table:table-cell>
          <table:table-cell office:value-type="float" office:value="232243.91000000093" table:style-name="ce1">
            <text:p>232243.9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Hell's Kitchen</text:p>
          </table:table-cell>
          <table:table-cell office:value-type="float" office:value="236511.17000000167" table:style-name="ce1">
            <text:p>236511.1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Lower Manhattan</text:p>
          </table:table-cell>
          <table:table-cell office:value-type="float" office:value="230057.25000000236" table:style-name="ce1">
            <text:p>230057.2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Grand Total</text:p>
          </table:table-cell>
          <table:table-cell office:value-type="float" office:value="698812.33000000496" table:style-name="ce1">
            <text:p>698812.33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1">
            <draw:frame draw:z-index="4" draw:id="id3" draw:style-name="a3" draw:name="Chart 4" svg:x="0.66667in" svg:y="0.01562in" svg:width="7.17708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5">
            <text:p>Row Labels</text:p>
          </table:table-cell>
          <table:table-cell office:value-type="string" table:style-name="ce1">
            <text:p>Sum of number_of_sales</text:p>
          </table:table-cell>
          <table:table-cell table:number-columns-repeated="2" table:style-name="ce1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0.1 Morning</text:p>
          </table:table-cell>
          <table:table-cell office:value-type="float" office:value="81751" table:style-name="ce1">
            <text:p>81751</text:p>
          </table:table-cell>
          <table:table-cell table:number-columns-repeated="2" table:style-name="ce1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0.2 Afternoon</text:p>
          </table:table-cell>
          <table:table-cell office:value-type="float" office:value="44427" table:style-name="ce1">
            <text:p>44427</text:p>
          </table:table-cell>
          <table:table-cell table:style-name="ce1"/>
          <table:table-cell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0.3 Evening</text:p>
          </table:table-cell>
          <table:table-cell office:value-type="float" office:value="22938" table:style-name="ce1">
            <text:p>22938</text:p>
          </table:table-cell>
          <table:table-cell table:style-name="ce1"/>
          <table:table-cell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Grand Total</text:p>
          </table:table-cell>
          <table:table-cell office:value-type="float" office:value="149116" table:style-name="ce1">
            <text:p>149116</text:p>
          </table:table-cell>
          <table:table-cell table:style-name="ce1"/>
          <table:table-cell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number-rows-repeated="8" table:style-name="ro1">
          <table:table-cell/>
          <table:table-cell table:number-columns-repeated="3" table:style-name="ce1"/>
          <table:table-cell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3" table:style-name="ce2"/>
          <table:table-cell table:style-name="ce3">
            <draw:frame draw:z-index="5" draw:id="id4" draw:style-name="a4" draw:name="Chart 5" svg:x="0in" svg:y="0.125in" svg:width="6.0625in" svg:height="2.2395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5">
            <text:p>Sum of revenue_per_day</text:p>
          </table:table-cell>
          <table:table-cell office:value-type="string" table:style-name="ce6">
            <text:p>Column Labels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5">
            <text:p>Row Labels</text:p>
          </table:table-cell>
          <table:table-cell office:value-type="string" table:style-name="ce2">
            <text:p>0.1 Morning</text:p>
          </table:table-cell>
          <table:table-cell office:value-type="string" table:style-name="ce2">
            <text:p>0.2 Afternoon</text:p>
          </table:table-cell>
          <table:table-cell office:value-type="string" table:style-name="ce2">
            <text:p>0.3 Evening</text:p>
          </table:table-cell>
          <table:table-cell office:value-type="string" table:style-name="ce1">
            <text:p>Grand Total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Mon</text:p>
          </table:table-cell>
          <table:table-cell office:value-type="float" office:value="55724.459999999897" table:style-name="ce2">
            <text:p>55724.46</text:p>
          </table:table-cell>
          <table:table-cell office:value-type="float" office:value="30673.66000000004" table:style-name="ce2">
            <text:p>30673.66</text:p>
          </table:table-cell>
          <table:table-cell office:value-type="float" office:value="15279.160000000009" table:style-name="ce2">
            <text:p>15279.16</text:p>
          </table:table-cell>
          <table:table-cell office:value-type="float" office:value="101677.27999999994" table:style-name="ce1">
            <text:p>101677.28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Tue</text:p>
          </table:table-cell>
          <table:table-cell office:value-type="float" office:value="57075.709999999897" table:style-name="ce2">
            <text:p>57075.71</text:p>
          </table:table-cell>
          <table:table-cell office:value-type="float" office:value="27813.680000000011" table:style-name="ce2">
            <text:p>27813.68</text:p>
          </table:table-cell>
          <table:table-cell office:value-type="float" office:value="14566.55000000001" table:style-name="ce2">
            <text:p>14566.55</text:p>
          </table:table-cell>
          <table:table-cell office:value-type="float" office:value="99455.939999999915" table:style-name="ce1">
            <text:p>99455.94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Wed</text:p>
          </table:table-cell>
          <table:table-cell office:value-type="float" office:value="55978.26999999996" table:style-name="ce2">
            <text:p>55978.27</text:p>
          </table:table-cell>
          <table:table-cell office:value-type="float" office:value="29259.989999999983" table:style-name="ce2">
            <text:p>29259.99</text:p>
          </table:table-cell>
          <table:table-cell office:value-type="float" office:value="15075.280000000026" table:style-name="ce2">
            <text:p>15075.28</text:p>
          </table:table-cell>
          <table:table-cell office:value-type="float" office:value="100313.53999999998" table:style-name="ce1">
            <text:p>100313.54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Thu</text:p>
          </table:table-cell>
          <table:table-cell office:value-type="float" office:value="54047.989999999932" table:style-name="ce2">
            <text:p>54047.99</text:p>
          </table:table-cell>
          <table:table-cell office:value-type="float" office:value="30648.810000000009" table:style-name="ce2">
            <text:p>30648.81</text:p>
          </table:table-cell>
          <table:table-cell office:value-type="float" office:value="16070.980000000012" table:style-name="ce2">
            <text:p>16070.98</text:p>
          </table:table-cell>
          <table:table-cell office:value-type="float" office:value="100767.77999999996" table:style-name="ce1">
            <text:p>100767.78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Fri</text:p>
          </table:table-cell>
          <table:table-cell office:value-type="float" office:value="57251.919999999947" table:style-name="ce2">
            <text:p>57251.92</text:p>
          </table:table-cell>
          <table:table-cell office:value-type="float" office:value="28778.370000000021" table:style-name="ce2">
            <text:p>28778.37</text:p>
          </table:table-cell>
          <table:table-cell office:value-type="float" office:value="15342.710000000015" table:style-name="ce2">
            <text:p>15342.71</text:p>
          </table:table-cell>
          <table:table-cell office:value-type="float" office:value="101372.99999999999" table:style-name="ce1">
            <text:p>101373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Sat</text:p>
          </table:table-cell>
          <table:table-cell office:value-type="float" office:value="53491.469999999987" table:style-name="ce2">
            <text:p>53491.47</text:p>
          </table:table-cell>
          <table:table-cell office:value-type="float" office:value="28906.320000000011" table:style-name="ce2">
            <text:p>28906.32</text:p>
          </table:table-cell>
          <table:table-cell office:value-type="float" office:value="14496.689999999999" table:style-name="ce2">
            <text:p>14496.69</text:p>
          </table:table-cell>
          <table:table-cell office:value-type="float" office:value="96894.48" table:style-name="ce1">
            <text:p>96894.48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Sun</text:p>
          </table:table-cell>
          <table:table-cell office:value-type="float" office:value="54718.849999999969" table:style-name="ce2">
            <text:p>54718.85</text:p>
          </table:table-cell>
          <table:table-cell office:value-type="float" office:value="28640.000000000011" table:style-name="ce2">
            <text:p>28640</text:p>
          </table:table-cell>
          <table:table-cell office:value-type="float" office:value="14971.460000000006" table:style-name="ce2">
            <text:p>14971.46</text:p>
          </table:table-cell>
          <table:table-cell office:value-type="float" office:value="98330.309999999983" table:style-name="ce1">
            <text:p>98330.3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Grand Total</text:p>
          </table:table-cell>
          <table:table-cell office:value-type="float" office:value="388288.66999999958" table:style-name="ce2">
            <text:p>388288.67</text:p>
          </table:table-cell>
          <table:table-cell office:value-type="float" office:value="204720.83000000007" table:style-name="ce2">
            <text:p>204720.83</text:p>
          </table:table-cell>
          <table:table-cell office:value-type="float" office:value="105802.83000000009" table:style-name="ce2">
            <text:p>105802.83</text:p>
          </table:table-cell>
          <table:table-cell office:value-type="float" office:value="698812.32999999973" table:style-name="ce1">
            <text:p>698812.33</text:p>
          </table:table-cell>
          <table:table-cell table:number-columns-repeated="2" table:style-name="ce2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1"/>
          <table:table-cell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3"/>
          <table:table-cell table:style-name="ce2"/>
          <table:table-cell table:style-name="ce2">
            <draw:frame draw:z-index="6" draw:id="id5" draw:style-name="a5" draw:name="Chart 6" svg:x="0.01042in" svg:y="0.13542in" svg:width="6.15625in" svg:height="2.67708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style-name="ro1">
          <table:table-cell/>
          <table:table-cell office:value-type="string" table:style-name="ce5">
            <text:p>Sum of number_of_sales</text:p>
          </table:table-cell>
          <table:table-cell office:value-type="string" table:style-name="ce6">
            <text:p>Column Labels</text:p>
          </table:table-cell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5">
            <text:p>Row Labels</text:p>
          </table:table-cell>
          <table:table-cell office:value-type="string" table:style-name="ce2">
            <text:p>Astoria</text:p>
          </table:table-cell>
          <table:table-cell office:value-type="string" table:style-name="ce2">
            <text:p>Hell's Kitchen</text:p>
          </table:table-cell>
          <table:table-cell office:value-type="string" table:style-name="ce2">
            <text:p>Lower Manhattan</text:p>
          </table:table-cell>
          <table:table-cell office:value-type="string" table:style-name="ce1">
            <text:p>Grand Total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Jan</text:p>
          </table:table-cell>
          <table:table-cell office:value-type="float" office:value="5913" table:style-name="ce2">
            <text:p>5913</text:p>
          </table:table-cell>
          <table:table-cell office:value-type="float" office:value="5868" table:style-name="ce2">
            <text:p>5868</text:p>
          </table:table-cell>
          <table:table-cell office:value-type="float" office:value="5533" table:style-name="ce2">
            <text:p>5533</text:p>
          </table:table-cell>
          <table:table-cell office:value-type="float" office:value="17314" table:style-name="ce1">
            <text:p>17314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Feb</text:p>
          </table:table-cell>
          <table:table-cell office:value-type="float" office:value="5490" table:style-name="ce2">
            <text:p>5490</text:p>
          </table:table-cell>
          <table:table-cell office:value-type="float" office:value="5606" table:style-name="ce2">
            <text:p>5606</text:p>
          </table:table-cell>
          <table:table-cell office:value-type="float" office:value="5263" table:style-name="ce2">
            <text:p>5263</text:p>
          </table:table-cell>
          <table:table-cell office:value-type="float" office:value="16359" table:style-name="ce1">
            <text:p>16359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Mar</text:p>
          </table:table-cell>
          <table:table-cell office:value-type="float" office:value="7180" table:style-name="ce2">
            <text:p>7180</text:p>
          </table:table-cell>
          <table:table-cell office:value-type="float" office:value="7267" table:style-name="ce2">
            <text:p>7267</text:p>
          </table:table-cell>
          <table:table-cell office:value-type="float" office:value="6782" table:style-name="ce2">
            <text:p>6782</text:p>
          </table:table-cell>
          <table:table-cell office:value-type="float" office:value="21229" table:style-name="ce1">
            <text:p>21229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Apr</text:p>
          </table:table-cell>
          <table:table-cell office:value-type="float" office:value="8556" table:style-name="ce2">
            <text:p>8556</text:p>
          </table:table-cell>
          <table:table-cell office:value-type="float" office:value="8629" table:style-name="ce2">
            <text:p>8629</text:p>
          </table:table-cell>
          <table:table-cell office:value-type="float" office:value="8150" table:style-name="ce2">
            <text:p>8150</text:p>
          </table:table-cell>
          <table:table-cell office:value-type="float" office:value="25335" table:style-name="ce1">
            <text:p>25335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May</text:p>
          </table:table-cell>
          <table:table-cell office:value-type="float" office:value="11475" table:style-name="ce2">
            <text:p>11475</text:p>
          </table:table-cell>
          <table:table-cell office:value-type="float" office:value="11294" table:style-name="ce2">
            <text:p>11294</text:p>
          </table:table-cell>
          <table:table-cell office:value-type="float" office:value="10758" table:style-name="ce2">
            <text:p>10758</text:p>
          </table:table-cell>
          <table:table-cell office:value-type="float" office:value="33527" table:style-name="ce1">
            <text:p>33527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Jun</text:p>
          </table:table-cell>
          <table:table-cell office:value-type="float" office:value="11985" table:style-name="ce2">
            <text:p>11985</text:p>
          </table:table-cell>
          <table:table-cell office:value-type="float" office:value="12071" table:style-name="ce2">
            <text:p>12071</text:p>
          </table:table-cell>
          <table:table-cell office:value-type="float" office:value="11296" table:style-name="ce2">
            <text:p>11296</text:p>
          </table:table-cell>
          <table:table-cell office:value-type="float" office:value="35352" table:style-name="ce1">
            <text:p>35352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">
            <text:p>Grand Total</text:p>
          </table:table-cell>
          <table:table-cell office:value-type="float" office:value="50599" table:style-name="ce2">
            <text:p>50599</text:p>
          </table:table-cell>
          <table:table-cell office:value-type="float" office:value="50735" table:style-name="ce2">
            <text:p>50735</text:p>
          </table:table-cell>
          <table:table-cell office:value-type="float" office:value="47782" table:style-name="ce2">
            <text:p>47782</text:p>
          </table:table-cell>
          <table:table-cell office:value-type="float" office:value="149116" table:style-name="ce1">
            <text:p>149116</text:p>
          </table:table-cell>
          <table:table-cell table:style-name="ce1"/>
          <table:table-cell table:style-name="ce2"/>
          <table:table-cell table:number-columns-repeated="16376"/>
        </table:table-row>
        <table:table-row table:number-rows-repeated="5" table:style-name="ro1">
          <table:table-cell/>
          <table:table-cell table:number-columns-repeated="3" table:style-name="ce1"/>
          <table:table-cell table:style-name="ce2"/>
          <table:table-cell table:style-name="ce3"/>
          <table:table-cell table:number-columns-repeated="2" table:style-name="ce2"/>
          <table:table-cell table:number-columns-repeated="16376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822</meta:generator>
    <meta:initial-creator>flphala@gmail.com</meta:initial-creator>
    <dc:creator>flphala@gmail.com</dc:creator>
    <meta:creation-date>2026-03-31T16:15:56Z</meta:creation-date>
    <dc:date>2026-03-31T16:16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gap-width="115" chart:overlap="-2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38.3751181102362pt" svg:width="337.4999212598425pt" chart:style-name="Crt0">
        <chart:title chart:style-name="CT00">
          <text:p text:style-name="a1" text:class-names="" text:cond-style-name="">Perfomance Per month By store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storia</text:p>
              </table:table-cell>
              <table:table-cell office:value-type="string">
                <text:p>Hell's Kitchen</text:p>
              </table:table-cell>
              <table:table-cell office:value-type="string">
                <text:p>Lower Manhattan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27313.660000000069"/>
            <table:table-cell office:value-type="float" office:value="27820.650000000031"/>
            <table:table-cell office:value-type="float" office:value="26543.43"/>
          </table:table-row>
          <table:table-row>
            <table:table-cell office:value-type="string">
              <text:p>Feb</text:p>
            </table:table-cell>
            <table:table-cell office:value-type="float" office:value="25105.340000000058"/>
            <table:table-cell office:value-type="float" office:value="25719.800000000017"/>
            <table:table-cell office:value-type="float" office:value="25320.05000000001"/>
          </table:table-row>
          <table:table-row>
            <table:table-cell office:value-type="string">
              <text:p>Mar</text:p>
            </table:table-cell>
            <table:table-cell office:value-type="float" office:value="32835.430000000022"/>
            <table:table-cell office:value-type="float" office:value="33110.569999999978"/>
            <table:table-cell office:value-type="float" office:value="32888.679999999986"/>
          </table:table-row>
          <table:table-row>
            <table:table-cell office:value-type="string">
              <text:p>Apr</text:p>
            </table:table-cell>
            <table:table-cell office:value-type="float" office:value="39477.610000000008"/>
            <table:table-cell office:value-type="float" office:value="40304.14"/>
            <table:table-cell office:value-type="float" office:value="39159.329999999965"/>
          </table:table-row>
          <table:table-row>
            <table:table-cell office:value-type="string">
              <text:p>May</text:p>
            </table:table-cell>
            <table:table-cell office:value-type="float" office:value="52428.759999999995"/>
            <table:table-cell office:value-type="float" office:value="52598.929999999906"/>
            <table:table-cell office:value-type="float" office:value="51700.069999999942"/>
          </table:table-row>
          <table:table-row>
            <table:table-cell office:value-type="string">
              <text:p>Jun</text:p>
            </table:table-cell>
            <table:table-cell office:value-type="float" office:value="55083.109999999979"/>
            <table:table-cell office:value-type="float" office:value="56957.079999999922"/>
            <table:table-cell office:value-type="float" office:value="54445.68999999990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2" draw:style="linear" draw:angle="0" draw:start-color="#6083cb" draw:end-color="#3e70ca" draw:start-intensity="100%" draw:end-intensity="100%"/>
    <draw:gradient draw:name="a3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G0S0P1"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G0S0P2">
      <style:chart-properties chart:pie-offset="4"/>
      <style:graphic-properties draw:fill="gradient" draw:fill-gradient-name="a6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gradient" draw:fill-gradient-name="a7" draw:stroke="none" draw:shadow="visible" draw:shadow-offset-x="0in" draw:shadow-offset-y="0.02083in" draw:shadow-color="#000000" draw:shadow-opacity="63%"/>
    </style:style>
    <style:style style:family="chart" style:name="G0S0P4">
      <style:graphic-properties draw:fill="gradient" draw:fill-gradient-name="a8" draw:stroke="none" draw:shadow="visible" draw:shadow-offset-x="0in" draw:shadow-offset-y="0.02083in" draw:shadow-color="#000000" draw:shadow-opacity="63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center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gradient" draw:fill-gradient-name="a3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gradient" draw:fill-gradient-name="a9" draw:stroke="none" draw:shadow="visible" draw:shadow-offset-x="0in" draw:shadow-offset-y="0.02083in" draw:shadow-color="#000000" draw:shadow-opacity="63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gradient" draw:fill-gradient-name="a10" draw:stroke="none" draw:shadow="visible" draw:shadow-offset-x="0in" draw:shadow-offset-y="0.02083in" draw:shadow-color="#000000" draw:shadow-opacity="63%"/>
    </style:style>
    <style:style style:family="chart" style:name="G0S0P7">
      <style:graphic-properties draw:fill="gradient" draw:fill-gradient-name="a11" draw:stroke="none" draw:shadow="visible" draw:shadow-offset-x="0in" draw:shadow-offset-y="0.02083in" draw:shadow-color="#000000" draw:shadow-opacity="63%"/>
    </style:style>
    <style:style style:family="chart" style:name="G0S0P8">
      <style:graphic-properties draw:fill="gradient" draw:fill-gradient-name="a12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7500787401575pt" svg:width="528.0pt" chart:style-name="Crt0">
        <chart:title svg:x="164.8330708661417pt" svg:y="17.15511811023622pt" chart:style-name="CT00">
          <text:p text:style-name="a1" text:class-names="" text:cond-style-name="">Revenue Per Product</text:p>
        </chart:title>
        <chart:legend chart:legend-position="end" chart:legend-align="center" chart:style-name="Lgnd"/>
        <chart:plot-area chart:style-name="Plt0" chart:data-source-has-labels="both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10"/>
          </chart:axis>
          <chart:axis chart:dimension="y"/>
          <chart:series chart:label-cell-address="local-table.$B$1" chart:values-cell-range-address="local-table.$B$2:.$B$10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akery</text:p>
            </table:table-cell>
            <table:table-cell office:value-type="float" office:value="82315.640000000014"/>
          </table:table-row>
          <table:table-row>
            <table:table-cell office:value-type="string">
              <text:p>Branded</text:p>
            </table:table-cell>
            <table:table-cell office:value-type="float" office:value="13607"/>
          </table:table-row>
          <table:table-row>
            <table:table-cell office:value-type="string">
              <text:p>Coffee</text:p>
            </table:table-cell>
            <table:table-cell office:value-type="float" office:value="269952.45000000077"/>
          </table:table-row>
          <table:table-row>
            <table:table-cell office:value-type="string">
              <text:p>Coffee beans</text:p>
            </table:table-cell>
            <table:table-cell office:value-type="float" office:value="40085.250000000007"/>
          </table:table-row>
          <table:table-row>
            <table:table-cell office:value-type="string">
              <text:p>Drinking Chocolate</text:p>
            </table:table-cell>
            <table:table-cell office:value-type="float" office:value="72416"/>
          </table:table-row>
          <table:table-row>
            <table:table-cell office:value-type="string">
              <text:p>Flavours</text:p>
            </table:table-cell>
            <table:table-cell office:value-type="float" office:value="8408.8000000000629"/>
          </table:table-row>
          <table:table-row>
            <table:table-cell office:value-type="string">
              <text:p>Loose Tea</text:p>
            </table:table-cell>
            <table:table-cell office:value-type="float" office:value="11213.600000000037"/>
          </table:table-row>
          <table:table-row>
            <table:table-cell office:value-type="string">
              <text:p>Packaged Chocolate</text:p>
            </table:table-cell>
            <table:table-cell office:value-type="float" office:value="4407.6399999999894"/>
          </table:table-row>
          <table:table-row>
            <table:table-cell office:value-type="string">
              <text:p>Tea</text:p>
            </table:table-cell>
            <table:table-cell office:value-type="float" office:value="196405.9500000011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6" draw:style="linear" draw:angle="0" draw:start-color="#afafaf" draw:end-color="#a5a5a5" draw:start-intensity="100%" draw:end-intensity="100%"/>
    <draw:gradient draw:name="a0" draw:style="radial" draw:cx="50%" draw:cy="50%" draw:start-color="#262626" draw:end-color="#595959" draw:start-intensity="100%" draw:end-intensity="100%"/>
    <draw:gradient draw:name="a7" draw:style="linear" draw:angle="0" draw:start-color="#ffc746" draw:end-color="#ffc600" draw:start-intensity="100%" draw:end-intensity="100%"/>
    <draw:gradient draw:name="a8" draw:style="linear" draw:angle="0" draw:start-color="#71a6db" draw:end-color="#559bdb" draw:start-intensity="100%" draw:end-intensity="100%"/>
    <draw:gradient draw:name="a10" draw:style="linear" draw:angle="0" draw:start-color="#4f5f89" draw:end-color="#22427d" draw:start-intensity="100%" draw:end-intensity="100%"/>
    <draw:gradient draw:name="a9" draw:style="linear" draw:angle="0" draw:start-color="#81b861" draw:end-color="#6fb242" draw:start-intensity="100%" draw:end-intensity="100%"/>
    <draw:gradient draw:name="a11" draw:style="linear" draw:angle="0" draw:start-color="#ab6247" draw:end-color="#a54707" draw:start-intensity="100%" draw:end-intensity="100%"/>
    <draw:gradient draw:name="a3" draw:style="linear" draw:angle="0" draw:start-color="#6083cb" draw:end-color="#3e70ca" draw:start-intensity="100%" draw:end-intensity="100%"/>
    <draw:gradient draw:name="a12" draw:style="linear" draw:angle="0" draw:start-color="#767676" draw:end-color="#636363" draw:start-intensity="100%" draw:end-intensity="100%"/>
    <draw:gradient draw:name="a4" draw:style="linear" draw:angle="0" draw:start-color="#6083cb" draw:end-color="#3e70ca" draw:start-intensity="100%" draw:end-intensity="100%"/>
    <draw:gradient draw:name="a5" draw:style="linear" draw:angle="0" draw:start-color="#f18c55" draw:end-color="#f67b28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7f7f7f" svg:stroke-opacity="100%" draw:stroke-linejoin="round" svg:stroke-linecap="butt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gradient" draw:fill-gradient-name="a3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vertical="true" chart:auto-position="false" chart:right-angled-axes="true"/>
      <style:graphic-properties draw:fill="none" draw:stroke="none"/>
    </style:style>
  </office:automatic-styles>
  <office:body>
    <office:chart>
      <chart:chart chart:class="chart:bar" svg:height="181.1250393700788pt" svg:width="516.0pt" chart:style-name="Crt0">
        <chart:title chart:style-name="CT00">
          <text:p text:style-name="a1" text:class-names="" text:cond-style-name="">Revenue Perfomance Per Store</text:p>
        </chart:title>
        <chart:plot-area svg:x="14.43566929133858pt" svg:y="41.97503937007873pt" svg:width="496.5155905511811pt" svg:height="128.15pt" chart:style-name="Plt0" chart:data-source-has-labels="both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storia</text:p>
            </table:table-cell>
            <table:table-cell office:value-type="float" office:value="232243.91000000093"/>
          </table:table-row>
          <table:table-row>
            <table:table-cell office:value-type="string">
              <text:p>Hell's Kitchen</text:p>
            </table:table-cell>
            <table:table-cell office:value-type="float" office:value="236511.17000000167"/>
          </table:table-row>
          <table:table-row>
            <table:table-cell office:value-type="string">
              <text:p>Lower Manhattan</text:p>
            </table:table-cell>
            <table:table-cell office:value-type="float" office:value="230057.2500000023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3" draw:style="linear" draw:angle="0" draw:start-color="#81b861" draw:end-color="#6fb242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fals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solid" draw:fill-color="#afabab" draw:opacity="27%" draw:stroke="non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84" chart:overlap="0"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70ad47" draw:opacity="88%" draw:stroke="solid" svg:stroke-width="0.01042in" svg:stroke-color="#385723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solid" draw:fill-color="#70ad47" draw:opacity="30%" draw:stroke="solid" svg:stroke-width="0.01042in" svg:stroke-color="#ffffff" svg:stroke-opacity="50%" draw:stroke-linejoin="round" draw:shadow="visible" draw:shadow-offset-x="0.06875in" draw:shadow-offset-y="0.06875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6.0pt" svg:width="516.75pt" chart:style-name="Crt0">
        <chart:title chart:style-name="CT00">
          <text:p text:style-name="a0" text:class-names="" text:cond-style-name="">Sale by Time</text:p>
        </chart:title>
        <chart:plot-area svg:x="18.99086614173228pt" svg:y="22.75456692913386pt" svg:width="443.3472440944881pt" svg:height="176.465905511811pt" chart:style-name="Plt0" chart:data-source-has-labels="both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/>
          <chart:axis chart:dimension="z" chart:name="primary-z" chart:style-name="Axs0"/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0.1 Morning</text:p>
            </table:table-cell>
            <table:table-cell office:value-type="float" office:value="81751"/>
          </table:table-row>
          <table:table-row>
            <table:table-cell office:value-type="string">
              <text:p>0.2 Afternoon</text:p>
            </table:table-cell>
            <table:table-cell office:value-type="float" office:value="44427"/>
          </table:table-row>
          <table:table-row>
            <table:table-cell office:value-type="string">
              <text:p>0.3 Evening</text:p>
            </table:table-cell>
            <table:table-cell office:value-type="float" office:value="22938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solid" svg:stroke-width="0.02083in" svg:stroke-color="#4472c4" svg:stroke-opacity="100%" svg:stroke-linecap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Wal0">
      <style:graphic-properties draw:fill="none" draw:stroke="none"/>
    </style:style>
    <style:style style:family="chart" style:name="E02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E01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standard-error" chart:error-upper-indicator="true" chart:error-lower-indicator="true" chart:auto-position="false"/>
      <style:graphic-properties draw:fill="none" draw:stroke="none"/>
    </style:style>
    <style:style style:family="chart" style:name="Axs1" style:data-style-name="N0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none" draw:stroke="solid" svg:stroke-width="0.01042in" svg:stroke-color="#f2f2f2" svg:stroke-opacity="100%" draw:stroke-linejoin="round" svg:stroke-linecap="butt"/>
    </style:style>
  </office:automatic-styles>
  <office:body>
    <office:chart>
      <chart:chart chart:class="chart:bar" svg:height="161.2500787401575pt" svg:width="436.5pt" chart:style-name="Crt0">
        <chart:title chart:style-name="CT00">
          <text:p text:style-name="a1" text:class-names="" text:cond-style-name="">Perfomance Per Day Time</text:p>
        </chart:title>
        <chart:legend style:legend-expansion="custom" style:legend-expansion-aspect-ratio="1.6365785731988887" svg:width="118.5465354330709pt" svg:height="72.43559055118111pt" svg:x="315.5285039370079pt" svg:y="43.28740157480315pt" chart:style-name="Lgnd"/>
        <chart:plot-area svg:x="16.88653543307086pt" svg:y="29.42968503937008pt" svg:width="288.9665354330709pt" svg:height="114.0488188976378pt" chart:style-name="Plt0" chart:data-source-has-labels="both">
          <chart:axis chart:dimension="x" chart:name="primary-x" chart:style-name="Axs0">
            <chart:categories table:cell-range-address="local-table.$A$2:.$A$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8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error-indicator chart:style-name="E000"/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error-indicator chart:style-name="E010"/>
            <chart:data-point chart:repeated="7"/>
          </chart:series>
          <chart:series chart:label-cell-address="local-table.$D$1" chart:values-cell-range-address="local-table.$D$2:.$D$8" chart:class="chart:bar" chart:attached-axis="primary-y" chart:style-name="G0S2">
            <chart:error-indicator chart:style-name="E020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0.1 Morning</text:p>
              </table:table-cell>
              <table:table-cell office:value-type="string">
                <text:p>0.2 Afternoon</text:p>
              </table:table-cell>
              <table:table-cell office:value-type="string">
                <text:p>0.3 Evening</text:p>
              </table:table-cell>
            </table:table-row>
          </table:table-header-rows>
          <table:table-row>
            <table:table-cell office:value-type="string">
              <text:p>Mon</text:p>
            </table:table-cell>
            <table:table-cell office:value-type="float" office:value="55724.459999999897"/>
            <table:table-cell office:value-type="float" office:value="30673.66000000004"/>
            <table:table-cell office:value-type="float" office:value="15279.160000000009"/>
          </table:table-row>
          <table:table-row>
            <table:table-cell office:value-type="string">
              <text:p>Tue</text:p>
            </table:table-cell>
            <table:table-cell office:value-type="float" office:value="57075.709999999897"/>
            <table:table-cell office:value-type="float" office:value="27813.680000000011"/>
            <table:table-cell office:value-type="float" office:value="14566.55000000001"/>
          </table:table-row>
          <table:table-row>
            <table:table-cell office:value-type="string">
              <text:p>Wed</text:p>
            </table:table-cell>
            <table:table-cell office:value-type="float" office:value="55978.26999999996"/>
            <table:table-cell office:value-type="float" office:value="29259.989999999983"/>
            <table:table-cell office:value-type="float" office:value="15075.280000000026"/>
          </table:table-row>
          <table:table-row>
            <table:table-cell office:value-type="string">
              <text:p>Thu</text:p>
            </table:table-cell>
            <table:table-cell office:value-type="float" office:value="54047.989999999932"/>
            <table:table-cell office:value-type="float" office:value="30648.810000000009"/>
            <table:table-cell office:value-type="float" office:value="16070.980000000012"/>
          </table:table-row>
          <table:table-row>
            <table:table-cell office:value-type="string">
              <text:p>Fri</text:p>
            </table:table-cell>
            <table:table-cell office:value-type="float" office:value="57251.919999999947"/>
            <table:table-cell office:value-type="float" office:value="28778.370000000021"/>
            <table:table-cell office:value-type="float" office:value="15342.710000000015"/>
          </table:table-row>
          <table:table-row>
            <table:table-cell office:value-type="string">
              <text:p>Sat</text:p>
            </table:table-cell>
            <table:table-cell office:value-type="float" office:value="53491.469999999987"/>
            <table:table-cell office:value-type="float" office:value="28906.320000000011"/>
            <table:table-cell office:value-type="float" office:value="14496.689999999999"/>
          </table:table-row>
          <table:table-row>
            <table:table-cell office:value-type="string">
              <text:p>Sun</text:p>
            </table:table-cell>
            <table:table-cell office:value-type="float" office:value="54718.849999999969"/>
            <table:table-cell office:value-type="float" office:value="28640.000000000011"/>
            <table:table-cell office:value-type="float" office:value="14971.46000000000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2" draw:style="linear" draw:angle="0" draw:start-color="#6083cb" draw:end-color="#3e70ca" draw:start-intensity="100%" draw:end-intensity="100%"/>
    <draw:gradient draw:name="a4" draw:style="linear" draw:angle="0" draw:start-color="#f18c55" draw:end-color="#f67b28" draw:start-intensity="100%" draw:end-intensity="100%"/>
    <draw:gradient draw:name="a5" draw:style="linear" draw:angle="0" draw:start-color="#afafaf" draw:end-color="#a5a5a5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1">
      <style:graphic-properties draw:fill="gradient" draw:fill-gradient-name="a21" draw:stroke="none" draw:shadow="visible" draw:shadow-offset-x="0in" draw:shadow-offset-y="0.02083in" draw:shadow-color="#000000" draw:shadow-opacity="63%"/>
    </style:style>
    <style:style style:family="chart" style:name="G0S2P2">
      <style:graphic-properties draw:fill="gradient" draw:fill-gradient-name="a2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gradient" draw:fill-gradient-name="a23" draw:stroke="none" draw:shadow="visible" draw:shadow-offset-x="0in" draw:shadow-offset-y="0.02083in" draw:shadow-color="#000000" draw:shadow-opacity="63%"/>
    </style:style>
    <style:style style:family="chart" style:name="G0S2P4">
      <style:graphic-properties draw:fill="gradient" draw:fill-gradient-name="a24" draw:stroke="none" draw:shadow="visible" draw:shadow-offset-x="0in" draw:shadow-offset-y="0.02083in" draw:shadow-color="#000000" draw:shadow-opacity="63%"/>
    </style:style>
    <style:style style:family="chart" style:name="G0S2P5">
      <style:graphic-properties draw:fill="gradient" draw:fill-gradient-name="a25" draw:stroke="none" draw:shadow="visible" draw:shadow-offset-x="0in" draw:shadow-offset-y="0.02083in" draw:shadow-color="#000000" draw:shadow-opacity="63%"/>
    </style:style>
    <style:style style:family="chart" style:name="Wal0">
      <style:chart-properties chart:auto-size="true"/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>
      <style:graphic-properties draw:fill="gradient" draw:fill-gradient-name="a12" draw:stroke="none" draw:shadow="visible" draw:shadow-offset-x="0in" draw:shadow-offset-y="0.02083in" draw:shadow-color="#000000" draw:shadow-opacity="63%"/>
    </style:style>
    <style:style style:family="chart" style:name="G0S1P1">
      <style:graphic-properties draw:fill="gradient" draw:fill-gradient-name="a13" draw:stroke="none" draw:shadow="visible" draw:shadow-offset-x="0in" draw:shadow-offset-y="0.02083in" draw:shadow-color="#000000" draw:shadow-opacity="63%"/>
    </style:style>
    <style:style style:family="chart" style:name="G0S1P2">
      <style:graphic-properties draw:fill="gradient" draw:fill-gradient-name="a14" draw:stroke="none" draw:shadow="visible" draw:shadow-offset-x="0in" draw:shadow-offset-y="0.02083in" draw:shadow-color="#000000" draw:shadow-opacity="63%"/>
    </style:style>
    <style:style style:family="chart" style:name="G0S1P3">
      <style:graphic-properties draw:fill="gradient" draw:fill-gradient-name="a15" draw:stroke="none" draw:shadow="visible" draw:shadow-offset-x="0in" draw:shadow-offset-y="0.02083in" draw:shadow-color="#000000" draw:shadow-opacity="63%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4">
      <style:graphic-properties draw:fill="gradient" draw:fill-gradient-name="a16" draw:stroke="none" draw:shadow="visible" draw:shadow-offset-x="0in" draw:shadow-offset-y="0.02083in" draw:shadow-color="#000000" draw:shadow-opacity="63%"/>
    </style:style>
    <style:style style:family="chart" style:name="G0S1P5">
      <style:graphic-properties draw:fill="gradient" draw:fill-gradient-name="a17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true" chart:deep="false" chart:pie-offset="0" chart:angle-offset="0" chart:auto-position="false" chart:right-angled-axes="false"/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gradient" draw:fill-gradient-name="a3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gradient" draw:fill-gradient-name="a11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G0S2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gradient" draw:fill-gradient-name="a19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gradient" draw:fill-gradient-name="a6" draw:stroke="none" draw:shadow="visible" draw:shadow-offset-x="0in" draw:shadow-offset-y="0.02083in" draw:shadow-color="#000000" draw:shadow-opacity="63%"/>
    </style:style>
    <style:style style:family="chart" style:name="G0S0P3">
      <style:graphic-properties draw:fill="gradient" draw:fill-gradient-name="a7" draw:stroke="none" draw:shadow="visible" draw:shadow-offset-x="0in" draw:shadow-offset-y="0.02083in" draw:shadow-color="#000000" draw:shadow-opacity="63%"/>
    </style:style>
    <style:style style:family="chart" style:name="Flr0">
      <style:chart-properties chart:auto-size="true"/>
      <style:graphic-properties draw:fill="none" draw:stroke="none"/>
    </style:style>
    <style:style style:family="chart" style:name="G0S0P4">
      <style:graphic-properties draw:fill="gradient" draw:fill-gradient-name="a8" draw:stroke="none" draw:shadow="visible" draw:shadow-offset-x="0in" draw:shadow-offset-y="0.02083in" draw:shadow-color="#000000" draw:shadow-opacity="63%"/>
    </style:style>
    <style:style style:family="chart" style:name="G0S0P5">
      <style:graphic-properties draw:fill="gradient" draw:fill-gradient-name="a9" draw:stroke="none" draw:shadow="visible" draw:shadow-offset-x="0in" draw:shadow-offset-y="0.02083in" draw:shadow-color="#000000" draw:shadow-opacity="63%"/>
    </style:style>
    <style:style style:family="chart" style:name="G0S2P0">
      <style:graphic-properties draw:fill="gradient" draw:fill-gradient-name="a20" draw:stroke="none" draw:shadow="visible" draw:shadow-offset-x="0in" draw:shadow-offset-y="0.02083in" draw:shadow-color="#000000" draw:shadow-opacity="63%"/>
    </style:style>
  </office:automatic-styles>
  <office:body>
    <office:chart>
      <chart:chart chart:class="chart:circle" svg:height="192.75pt" svg:width="443.2500787401575pt" chart:style-name="Crt0">
        <chart:title chart:style-name="CT00">
          <text:p text:style-name="a1" text:class-names="" text:cond-style-name="">Monthly Sales Per Store</text:p>
        </chart:title>
        <chart:legend style:legend-expansion="custom" style:legend-expansion-aspect-ratio="0.44990269482456891" svg:width="45.8903937007874pt" svg:height="102.0007086614173pt" svg:x="346.638031496063pt" svg:y="62.72149606299212pt" chart:style-name="Lgnd"/>
        <chart:plot-area svg:x="1.009842519685039pt" svg:y="39.39299212598425pt" svg:width="431.4292125984252pt" svg:height="148.9390551181102pt" chart:style-name="Plt0" chart:data-source-has-labels="both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series chart:label-cell-address="local-table.$C$1" chart:values-cell-range-address="local-table.$C$2:.$C$7" chart:class="chart:circl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  <chart:data-point chart:style-name="G0S1P2">
              <chart:data-label chart:style-name="DL012"/>
            </chart:data-point>
            <chart:data-point chart:style-name="G0S1P3">
              <chart:data-label chart:style-name="DL013"/>
            </chart:data-point>
            <chart:data-point chart:style-name="G0S1P4">
              <chart:data-label chart:style-name="DL014"/>
            </chart:data-point>
            <chart:data-point chart:style-name="G0S1P5">
              <chart:data-label chart:style-name="DL015"/>
            </chart:data-point>
          </chart:series>
          <chart:series chart:label-cell-address="local-table.$D$1" chart:values-cell-range-address="local-table.$D$2:.$D$7" chart:class="chart:circle" chart:attached-axis="primary-y" chart:style-name="G0S2">
            <chart:data-label chart:style-name="DL02"/>
            <chart:data-point chart:style-name="G0S2P0">
              <chart:data-label chart:style-name="DL020"/>
            </chart:data-point>
            <chart:data-point chart:style-name="G0S2P1">
              <chart:data-label chart:style-name="DL021"/>
            </chart:data-point>
            <chart:data-point chart:style-name="G0S2P2">
              <chart:data-label chart:style-name="DL022"/>
            </chart:data-point>
            <chart:data-point chart:style-name="G0S2P3">
              <chart:data-label chart:style-name="DL023"/>
            </chart:data-point>
            <chart:data-point chart:style-name="G0S2P4">
              <chart:data-label chart:style-name="DL024"/>
            </chart:data-point>
            <chart:data-point chart:style-name="G0S2P5">
              <chart:data-label chart:style-name="DL025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storia</text:p>
              </table:table-cell>
              <table:table-cell office:value-type="string">
                <text:p>Hell's Kitchen</text:p>
              </table:table-cell>
              <table:table-cell office:value-type="string">
                <text:p>Lower Manhattan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5913"/>
            <table:table-cell office:value-type="float" office:value="5868"/>
            <table:table-cell office:value-type="float" office:value="5533"/>
          </table:table-row>
          <table:table-row>
            <table:table-cell office:value-type="string">
              <text:p>Feb</text:p>
            </table:table-cell>
            <table:table-cell office:value-type="float" office:value="5490"/>
            <table:table-cell office:value-type="float" office:value="5606"/>
            <table:table-cell office:value-type="float" office:value="5263"/>
          </table:table-row>
          <table:table-row>
            <table:table-cell office:value-type="string">
              <text:p>Mar</text:p>
            </table:table-cell>
            <table:table-cell office:value-type="float" office:value="7180"/>
            <table:table-cell office:value-type="float" office:value="7267"/>
            <table:table-cell office:value-type="float" office:value="6782"/>
          </table:table-row>
          <table:table-row>
            <table:table-cell office:value-type="string">
              <text:p>Apr</text:p>
            </table:table-cell>
            <table:table-cell office:value-type="float" office:value="8556"/>
            <table:table-cell office:value-type="float" office:value="8629"/>
            <table:table-cell office:value-type="float" office:value="8150"/>
          </table:table-row>
          <table:table-row>
            <table:table-cell office:value-type="string">
              <text:p>May</text:p>
            </table:table-cell>
            <table:table-cell office:value-type="float" office:value="11475"/>
            <table:table-cell office:value-type="float" office:value="11294"/>
            <table:table-cell office:value-type="float" office:value="10758"/>
          </table:table-row>
          <table:table-row>
            <table:table-cell office:value-type="string">
              <text:p>Jun</text:p>
            </table:table-cell>
            <table:table-cell office:value-type="float" office:value="11985"/>
            <table:table-cell office:value-type="float" office:value="12071"/>
            <table:table-cell office:value-type="float" office:value="11296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0" draw:style="linear" draw:angle="0" draw:start-color="#688e54" draw:end-color="#50822e" draw:start-intensity="100%" draw:end-intensity="100%"/>
    <draw:gradient draw:name="a21" draw:style="linear" draw:angle="0" draw:start-color="#73a05a" draw:end-color="#5e9837" draw:start-intensity="100%" draw:end-intensity="100%"/>
    <draw:gradient draw:name="a22" draw:style="linear" draw:angle="0" draw:start-color="#7cb05e" draw:end-color="#6aaa3e" draw:start-intensity="100%" draw:end-intensity="100%"/>
    <draw:gradient draw:name="a23" draw:style="linear" draw:angle="0" draw:start-color="#95c080" draw:end-color="#87bb6b" draw:start-intensity="100%" draw:end-intensity="100%"/>
    <draw:gradient draw:name="a24" draw:style="linear" draw:angle="0" draw:start-color="#b6d1aa" draw:end-color="#abcc9c" draw:start-intensity="100%" draw:end-intensity="100%"/>
    <draw:gradient draw:name="a25" draw:style="linear" draw:angle="0" draw:start-color="#d0e1ca" draw:end-color="#c8dcbf" draw:start-intensity="100%" draw:end-intensity="100%"/>
    <draw:gradient draw:name="a11" draw:style="linear" draw:angle="0" draw:start-color="#81b861" draw:end-color="#6fb242" draw:start-intensity="100%" draw:end-intensity="100%"/>
    <draw:gradient draw:name="a12" draw:style="linear" draw:angle="0" draw:start-color="#688e54" draw:end-color="#50822e" draw:start-intensity="100%" draw:end-intensity="100%"/>
    <draw:gradient draw:name="a13" draw:style="linear" draw:angle="0" draw:start-color="#73a05a" draw:end-color="#5e9837" draw:start-intensity="100%" draw:end-intensity="100%"/>
    <draw:gradient draw:name="a14" draw:style="linear" draw:angle="0" draw:start-color="#7cb05e" draw:end-color="#6aaa3e" draw:start-intensity="100%" draw:end-intensity="100%"/>
    <draw:gradient draw:name="a15" draw:style="linear" draw:angle="0" draw:start-color="#95c080" draw:end-color="#87bb6b" draw:start-intensity="100%" draw:end-intensity="100%"/>
    <draw:gradient draw:name="a16" draw:style="linear" draw:angle="0" draw:start-color="#b6d1aa" draw:end-color="#abcc9c" draw:start-intensity="100%" draw:end-intensity="100%"/>
    <draw:gradient draw:name="a17" draw:style="linear" draw:angle="0" draw:start-color="#d0e1ca" draw:end-color="#c8dcbf" draw:start-intensity="100%" draw:end-intensity="100%"/>
    <draw:gradient draw:name="a19" draw:style="linear" draw:angle="0" draw:start-color="#bdd5b3" draw:end-color="#b3d1a6" draw:start-intensity="100%" draw:end-intensity="100%"/>
    <draw:gradient draw:name="a0" draw:style="radial" draw:cx="50%" draw:cy="50%" draw:start-color="#262626" draw:end-color="#595959" draw:start-intensity="100%" draw:end-intensity="100%"/>
    <draw:gradient draw:name="a3" draw:style="linear" draw:angle="0" draw:start-color="#709c58" draw:end-color="#5a9335" draw:start-intensity="100%" draw:end-intensity="100%"/>
    <draw:gradient draw:name="a4" draw:style="linear" draw:angle="0" draw:start-color="#688e54" draw:end-color="#50822e" draw:start-intensity="100%" draw:end-intensity="100%"/>
    <draw:gradient draw:name="a5" draw:style="linear" draw:angle="0" draw:start-color="#73a05a" draw:end-color="#5e9837" draw:start-intensity="100%" draw:end-intensity="100%"/>
    <draw:gradient draw:name="a6" draw:style="linear" draw:angle="0" draw:start-color="#7cb05e" draw:end-color="#6aaa3e" draw:start-intensity="100%" draw:end-intensity="100%"/>
    <draw:gradient draw:name="a7" draw:style="linear" draw:angle="0" draw:start-color="#95c080" draw:end-color="#87bb6b" draw:start-intensity="100%" draw:end-intensity="100%"/>
    <draw:gradient draw:name="a8" draw:style="linear" draw:angle="0" draw:start-color="#b6d1aa" draw:end-color="#abcc9c" draw:start-intensity="100%" draw:end-intensity="100%"/>
    <draw:gradient draw:name="a9" draw:style="linear" draw:angle="0" draw:start-color="#d0e1ca" draw:end-color="#c8dcbf" draw:start-intensity="100%" draw:end-intensity="100%"/>
  </office:styles>
</office:document-styles>
</file>